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123" officeooo:paragraph-rsid="0001b123"/>
    </style:style>
    <style:style style:name="P2" style:family="paragraph" style:parent-style-name="Standard">
      <style:text-properties officeooo:paragraph-rsid="0001b123"/>
    </style:style>
    <style:style style:name="T1" style:family="text">
      <style:text-properties officeooo:rsid="0001b123"/>
    </style:style>
    <style:style style:name="T2" style:family="text">
      <style:text-properties officeooo:rsid="000250e4"/>
    </style:style>
    <style:style style:name="T3" style:family="text">
      <style:text-properties officeooo:rsid="000338c0"/>
    </style:style>
    <style:style style:name="T4" style:family="text">
      <style:text-properties officeooo:rsid="00033a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t<text:span text:style-name="T2">u</text:span>ple to list</text:p>
      <text:p text:style-name="P1"><text:tab/>list</text:p>
      <text:p text:style-name="P1">*list to tuple</text:p>
      <text:p text:style-name="P1"><text:tab/>tuple</text:p>
      <text:p text:style-name="P1">*output of code</text:p>
      <text:p text:style-name="P2"><text:span text:style-name="T1"><text:tab/>[1, 2, 3, 10]</text:span></text:p>
      <text:p text:style-name="P1">*tuple and a list</text:p>
      <text:p text:style-name="P1"><text:tab/>tuple cannot be changed</text:p>
      <text:p text:style-name="P1">*output of code</text:p>
      <text:p text:style-name="P1"><text:tab/>[1, 2, 1, 2, 1, 2]</text:p>
      <text:p text:style-name="P1">*arrays, which are allowed</text:p>
      <text:p text:style-name="P2"><text:span text:style-name="T1"><text:tab/></text:span><text:span text:style-name="T2">false</text:span></text:p>
      <text:p text:style-name="P1">*the remove method</text:p>
      <text:p text:style-name="P2"><text:span text:style-name="T1"><text:tab/></text:span><text:span text:style-name="T3">false</text:span></text:p>
      <text:p text:style-name="P1">*invalid indexes</text:p>
      <text:p text:style-name="P1"><text:tab/><text:span text:style-name="T3">true</text:span></text:p>
      <text:p text:style-name="P1">*to calculate the average of the </text:p>
      <text:p text:style-name="P1"><text:tab/>true<text:tab/></text:p>
      <text:p text:style-name="P1">*in slicing, if the end index</text:p>
      <text:p text:style-name="P2"><text:span text:style-name="T1"><text:tab/></text:span><text:span text:style-name="T3">true</text:span></text:p>
      <text:p text:style-name="P1">*the index of the first element in a <text:line-break/><text:tab/>false</text:p>
      <text:p text:style-name="P1">*in order to create graphs using the </text:p>
      <text:p text:style-name="P1"><text:tab/>true</text:p>
      <text:p text:style-name="P1">*what is the first negative index in a list</text:p>
      <text:p text:style-name="P1"><text:tab/>-1</text:p>
      <text:p text:style-name="P1">*what method or operator can be used to concatenate</text:p>
      <text:p text:style-name="P1"><text:tab/>+</text:p>
      <text:p text:style-name="P1">____what are the data items in a list called?</text:p>
      <text:p text:style-name="P1"><text:tab/>Items<text:span text:style-name="T3">(WRONG) - elements</text:span></text:p>
      <text:p text:style-name="P1">*what method can be used to place an item</text:p>
      <text:p text:style-name="P1"><text:tab/>insert</text:p>
      <text:p text:style-name="P1">*in order to create a graph in python, you</text:p>
      <text:p text:style-name="P1"><text:tab/>import matplotlib.pyplot</text:p>
      <text:p text:style-name="P1">*what will be the value of the variable list2</text:p>
      <text:p text:style-name="P1"><text:tab/>[1, 2, 3]</text:p>
      <text:p text:style-name="P1">____what will be the output after the following code – matplotlib</text:p>
      <text:p text:style-name="P1"><text:tab/>nothing; plt is not a python method<text:span text:style-name="T3">(WRONG) – </text:span><text:span text:style-name="T4">nothing the number of</text:span></text:p>
      <text:p text:style-name="P1">____which of the following would you use if an element is to be removed</text:p>
      <text:p text:style-name="P1"><text:tab/>a remove method<text:span text:style-name="T3">(WRONG) – </text:span><text:span text:style-name="T4">a del statement</text:span></text:p>
      <text:p text:style-name="P1">*lists are dynamic data structures such that items may be added to them</text:p>
      <text:p text:style-name="P1"><text:tab/>true</text:p>
      <text:p text:style-name="P1">____which list will be referenced by the variable number</text:p>
      <text:p text:style-name="P1"><text:tab/>2, 4, 6, 8<text:span text:style-name="T3">(WRONG) – </text:span><text:span text:style-name="T4">0, 2, 4, 6, 8</text:span></text:p>
      <text:p text:style-name="P1">*what is an advantage of using a tuple</text:p>
      <text:p text:style-name="P1"><text:tab/>processing a tuple is faster</text:p>
      <text:p text:style-name="P1">*to add a descriptive label to the x and y axes of a graph</text:p>
      <text:p text:style-name="P1"><text:tab/>false</text:p>
      <text:p text:style-name="P1">*a list cannot be passed as an argument to a function - false</text:p>
      <text:p text:style-name="P1"><text:soft-page-break/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1T20:14:27.006961992</meta:creation-date>
    <dc:date>2020-11-01T20:50:11.642417860</dc:date>
    <meta:editing-duration>PT3M44S</meta:editing-duration>
    <meta:editing-cycles>1</meta:editing-cycles>
    <meta:document-statistic meta:table-count="0" meta:image-count="0" meta:object-count="0" meta:page-count="2" meta:paragraph-count="49" meta:word-count="254" meta:character-count="1320" meta:non-whitespace-character-count="1081"/>
    <meta:generator>LibreOffice/7.0.2.2$Linux_X86_64 LibreOffice_project/00$Build-2</meta:generator>
  </office:meta>
</office:document-meta>
</file>